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cope.getLocalPartnerLink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cope.getLocalVariable( final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.CorrelationSet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cope.addCorrelationSet( CorrelationSet oc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cope.getCorrelationSet( String cor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cope.getVisiblePartnerLink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riabl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riable.Variable( OProcess owner , OVar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Scope.OScope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cope.addLocalVariable( Variable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rrelationSet.getExtra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.getAliases( QName messag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Scope.getVisibleVariable( String va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Sco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cope.isInAtomicSco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